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3693in"/>
    </style:style>
    <style:style style:name="co11" style:family="table-column">
      <style:table-column-properties fo:break-before="auto" style:column-width="4.1402in"/>
    </style:style>
    <style:style style:name="co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8" style:family="table-column">
      <style:table-column-properties fo:break-before="auto" style:column-width="2.2457in"/>
    </style:style>
    <style:style style:name="co12" style:family="table-column">
      <style:table-column-properties fo:break-before="auto" style:column-width="2.1354in"/>
    </style:style>
    <style:style style:name="co13" style:family="table-column">
      <style:table-column-properties fo:break-before="auto" style:column-width="2.6165in"/>
    </style:style>
    <style:style style:name="co14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19" style:family="table-column">
      <style:table-column-properties fo:break-before="auto" style:column-width="0.8189in"/>
    </style:style>
    <style:style style:name="co22" style:family="table-column">
      <style:table-column-properties fo:break-before="auto" style:column-width="1.4047in"/>
    </style:style>
    <style:style style:name="co23" style:family="table-column">
      <style:table-column-properties fo:break-before="auto" style:column-width="1.9008in"/>
    </style:style>
    <style:style style:name="co24" style:family="table-column">
      <style:table-column-properties fo:break-before="auto" style:column-width="1.9047in"/>
    </style:style>
    <style:style style:name="co25" style:family="table-column">
      <style:table-column-properties fo:break-before="auto" style:column-width="2.0756in"/>
    </style:style>
    <style:style style:name="co26" style:family="table-column">
      <style:table-column-properties fo:break-before="auto" style:column-width="2.5492in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ro19" style:family="table-row">
      <style:table-row-properties style:row-height="0.228in" fo:break-before="auto" style:use-optimal-row-height="true"/>
    </style:style>
    <style:style style:name="ro16" style:family="table-row">
      <style:table-row-properties style:row-height="0.3417in" fo:break-before="auto" style:use-optimal-row-height="false"/>
    </style:style>
    <style:style style:name="ro20" style:family="table-row">
      <style:table-row-properties style:row-height="0.798in" fo:break-before="auto" style:use-optimal-row-height="tru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3728in" fo:break-before="auto" style:use-optimal-row-height="fals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fo:border="0.06pt solid #000000"/>
      <style:text-properties style:text-position="" style:font-name="Arial" fo:font-size="10pt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text-position="" style:font-name="Arial" fo:font-size="9pt" fo:font-weight="bold"/>
    </style:style>
    <style:style style:name="ce43" style:family="table-cell" style:parent-style-name="Default">
      <style:text-properties style:text-position="" style:font-name="Ari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1" style:font-size-asian="10pt"/>
    </style:style>
    <style:style style:name="ce46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1" style:font-size-asian="10pt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0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size-complex="10pt"/>
    </style:style>
    <style:style style:name="ce55" style:family="table-cell" style:parent-style-name="Default">
      <style:text-properties fo:color="#000000" style:text-position="" style:font-name="Arial" fo:font-size="10pt" fo:font-weight="bold"/>
    </style:style>
    <style:style style:name="ce56" style:family="table-cell" style:parent-style-name="Default">
      <style:table-cell-properties fo:border="0.06pt solid #000000"/>
      <style:text-properties style:text-position="" style:font-name="Arial" fo:font-size="10pt" fo:font-weight="bold"/>
    </style:style>
    <style:style style:name="ce57" style:family="table-cell" style:parent-style-name="Default">
      <style:table-cell-properties fo:background-color="transparent" fo:border="0.06pt solid #000000"/>
      <style:text-properties style:use-window-font-color="true" style:text-position="" style:font-name="Arial" fo:font-size="10pt" fo:font-weight="bold"/>
    </style:style>
    <style:style style:name="ce58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1" style:font-size-asian="10pt"/>
    </style:style>
    <style:style style:name="ce60" style:family="table-cell" style:parent-style-name="Default">
      <style:text-properties style:text-position="" style:font-name="Arial" fo:font-size="10pt" fo:font-weight="bold" style:font-name-asian="Tahoma1"/>
    </style:style>
    <style:style style:name="ce61" style:family="table-cell" style:parent-style-name="Default">
      <style:table-cell-properties fo:wrap-option="wrap" fo:border="0.06pt solid #000000" style:vertical-align="top"/>
      <style:text-properties style:text-position="" style:font-name="Arial" fo:font-size="10pt" fo:font-weight="bold"/>
    </style:style>
    <style:style style:name="ce62" style:family="table-cell" style:parent-style-name="Default">
      <style:table-cell-properties fo:wrap-option="wrap"/>
      <style:text-properties style:text-position="" style:font-name="Arial" fo:font-size="10pt" fo:font-weight="bold" style:font-name-asian="Tahoma1" style:font-size-asian="10pt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order="0.06pt solid #000000"/>
      <style:text-properties style:text-position="" style:font-name="Arial"/>
    </style:style>
    <style:style style:name="ce6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5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8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ffff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ff" style:diagonal-bl-tr="none" style:diagonal-tl-br="none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ff" fo:border="0.06pt solid #000000"/>
    </style:style>
    <style:style style:name="ce84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5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234">
      <style:table-cell-properties fo:background-color="#ffffff" style:text-align-source="fix" style:repeat-content="false" fo:border="0.06pt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95" style:family="table-cell" style:parent-style-name="Default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97" style:family="table-cell" style:parent-style-name="Default" style:data-style-name="N125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style:diagonal-bl-tr="none" style:diagonal-tl-br="none" fo:border="0.06pt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ext-properties style:font-name="Arial" fo:font-size="10pt"/>
    </style:style>
    <style:style style:name="ce13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3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8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4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4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Default">
      <style:table-cell-properties fo:wrap-option="wrap"/>
      <style:text-properties style:font-name="Arial" fo:font-size="10pt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15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59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160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61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2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63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66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67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1" style:font-size-asian="10pt" style:font-size-complex="10pt"/>
    </style:style>
    <style:style style:name="ce16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9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7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7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7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8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79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80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81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2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83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font-name="Arial" style:font-name-asian="Tahoma1" style:font-name-complex="Tahoma2"/>
    </style:style>
    <style:style style:name="T4" style:family="text">
      <style:text-properties style:font-name="Arial" fo:font-weight="bold" style:font-name-asian="Tahoma1" style:font-name-complex="Tahoma2"/>
    </style:style>
    <style:style style:name="T5" style:family="text">
      <style:text-properties style:use-window-font-color="true" fo:font-weight="normal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number-columns-repeated="249" table:default-cell-style-name="Default"/>
        <table:table-row table:style-name="ro1">
          <table:table-cell table:style-name="ce78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2" table:number-columns-repeated="3"/>
          <table:table-cell table:style-name="ce78"/>
          <table:table-cell table:style-name="ce78" table:number-columns-spanned="3" table:number-rows-spanned="1"/>
          <table:covered-table-cell table:number-columns-repeated="2" table:style-name="ce78"/>
          <table:table-cell table:style-name="ce81" table:number-columns-repeated="248"/>
          <table:table-cell/>
        </table:table-row>
        <table:table-row table:style-name="ro1" table:number-rows-repeated="3">
          <table:table-cell table:style-name="ce78"/>
          <table:table-cell table:style-name="ce83" table:number-columns-repeated="3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2">
          <table:table-cell table:style-name="ce78"/>
          <table:table-cell table:style-name="ce83" table:number-columns-repeated="3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6">
          <table:table-cell table:style-name="ce78"/>
          <table:table-cell table:style-name="ce84" office:value-type="string">
            <text:p>ECMS SMOKE TESTS</text:p>
          </table:table-cell>
          <table:table-cell table:style-name="ce78" table:number-columns-repeated="6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5" office:value-type="string">
            <text:p>Version:</text:p>
          </table:table-cell>
          <table:table-cell table:style-name="ce94" office:value-type="float" office:value="1">
            <text:p>1.0</text:p>
          </table:table-cell>
          <table:table-cell table:style-name="ce94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5" office:value-type="string">
            <text:p>Issue date:</text:p>
          </table:table-cell>
          <table:table-cell table:style-name="ce95" office:value-type="date" office:date-value="2010-10-01">
            <text:p>1-Oct-10</text:p>
          </table:table-cell>
          <table:table-cell table:style-name="ce95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6" office:value-type="string">
            <text:p>Project Name:</text:p>
          </table:table-cell>
          <table:table-cell table:style-name="ce96" office:value-type="string">
            <text:p>Enterprise Content Management System</text:p>
          </table:table-cell>
          <table:table-cell table:style-name="ce96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6" office:value-type="string">
            <text:p>Project Code:</text:p>
          </table:table-cell>
          <table:table-cell table:style-name="ce96" office:value-type="string">
            <text:p>ECMS</text:p>
          </table:table-cell>
          <table:table-cell table:style-name="ce96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5" office:value-type="string">
            <text:p>Total Cases:</text:p>
          </table:table-cell>
          <table:table-cell table:style-name="ce96" table:formula="of:=[Data.C4]" office:value-type="float" office:value="4">
            <text:p>4</text:p>
          </table:table-cell>
          <table:table-cell table:style-name="ce96"/>
          <table:table-cell table:style-name="ce102"/>
          <table:table-cell table:style-name="ce78" table:number-columns-repeated="3"/>
          <table:table-cell table:style-name="ce81" table:number-columns-repeated="248"/>
          <table:table-cell/>
        </table:table-row>
        <table:table-row table:style-name="ro20">
          <table:table-cell table:style-name="ce79"/>
          <table:table-cell table:style-name="ce87" office:value-type="string">
            <text:p>Test Status:</text:p>
          </table:table-cell>
          <table:table-cell table:style-name="ce97" office:value-type="string" table:number-columns-spanned="2" table:number-rows-spanned="1">
            <text:p>Passed: Test is OK<text:line-break/>Blocked: Could not run the test (another bug is blocking)<text:line-break/>Failed: Test failed, a bug is entered on it (please add the bug ID)<text:line-break/>N/A: Test is not possible to run on this version</text:p>
          </table:table-cell>
          <table:covered-table-cell table:style-name="ce83"/>
          <table:table-cell table:style-name="ce83" table:number-columns-repeated="4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83" table:number-columns-repeated="7"/>
          <table:table-cell table:style-name="ce117" table:number-columns-repeated="248"/>
          <table:table-cell/>
        </table:table-row>
        <table:table-row table:style-name="ro21">
          <table:table-cell table:style-name="ce80"/>
          <table:table-cell table:style-name="ce86" office:value-type="string">
            <text:p>Record of change:</text:p>
          </table:table-cell>
          <table:table-cell table:style-name="ce78" table:number-columns-repeated="6"/>
          <table:table-cell table:style-name="ce130" table:number-columns-repeated="248"/>
          <table:table-cell/>
        </table:table-row>
        <table:table-row table:style-name="ro22">
          <table:table-cell table:style-name="ce79"/>
          <table:table-cell table:style-name="ce89" office:value-type="string">
            <text:p>Effective Date</text:p>
          </table:table-cell>
          <table:table-cell table:style-name="ce98" office:value-type="string">
            <text:p>Version</text:p>
          </table:table-cell>
          <table:table-cell table:style-name="ce98" office:value-type="string">
            <text:p>Change location</text:p>
          </table:table-cell>
          <table:table-cell table:style-name="ce98" office:value-type="string">
            <text:p>Change description</text:p>
          </table:table-cell>
          <table:table-cell table:style-name="ce98" office:value-type="string">
            <text:p>Originator</text:p>
          </table:table-cell>
          <table:table-cell table:style-name="ce111" office:value-type="string">
            <text:p>Reviewer/</text:p>
            <text:p>Approver</text:p>
          </table:table-cell>
          <table:table-cell table:style-name="ce112" office:value-type="string">
            <text:p>Reference</text:p>
          </table:table-cell>
          <table:table-cell table:style-name="ce130" table:number-columns-repeated="248"/>
          <table:table-cell/>
        </table:table-row>
        <table:table-row table:style-name="ro1">
          <table:table-cell table:style-name="ce79"/>
          <table:table-cell table:style-name="ce90" office:value-type="date" office:date-value="2010-10-01">
            <text:p>1-Oct-10</text:p>
          </table:table-cell>
          <table:table-cell table:style-name="ce99" office:value-type="string">
            <text:p>1.0</text:p>
          </table:table-cell>
          <table:table-cell table:style-name="ce99"/>
          <table:table-cell table:style-name="ce103" office:value-type="string">
            <text:p>New document</text:p>
          </table:table-cell>
          <table:table-cell table:style-name="ce108" office:value-type="string">
            <text:p>Hanh.Ly</text:p>
          </table:table-cell>
          <table:table-cell table:style-name="ce109"/>
          <table:table-cell table:style-name="ce113"/>
          <table:table-cell table:style-name="ce117"/>
          <table:table-cell table:style-name="ce130" table:number-columns-repeated="247"/>
          <table:table-cell/>
        </table:table-row>
        <table:table-row table:style-name="ro1">
          <table:table-cell table:style-name="ce79"/>
          <table:table-cell table:style-name="ce91"/>
          <table:table-cell table:style-name="ce99" table:number-columns-repeated="2"/>
          <table:table-cell table:style-name="ce103" table:number-columns-repeated="2"/>
          <table:table-cell table:style-name="ce109"/>
          <table:table-cell table:style-name="ce113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3" table:number-columns-repeated="2"/>
          <table:table-cell table:style-name="ce109"/>
          <table:table-cell table:style-name="ce114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4"/>
          <table:table-cell table:style-name="ce109" table:number-columns-repeated="2"/>
          <table:table-cell table:style-name="ce114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4"/>
          <table:table-cell table:style-name="ce109" table:number-columns-repeated="2"/>
          <table:table-cell table:style-name="ce115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5"/>
          <table:table-cell table:style-name="ce109" table:number-columns-repeated="2"/>
          <table:table-cell table:style-name="ce114"/>
          <table:table-cell table:style-name="ce117" table:number-columns-repeated="248"/>
          <table:table-cell/>
        </table:table-row>
        <table:table-row table:style-name="ro6">
          <table:table-cell table:style-name="ce79"/>
          <table:table-cell table:style-name="ce92"/>
          <table:table-cell table:style-name="ce100" table:number-columns-repeated="2"/>
          <table:table-cell table:style-name="ce106"/>
          <table:table-cell table:style-name="ce109" table:number-columns-repeated="2"/>
          <table:table-cell table:style-name="ce114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6"/>
          <table:table-cell table:style-name="ce109" table:number-columns-repeated="2"/>
          <table:table-cell table:style-name="ce114"/>
          <table:table-cell table:style-name="ce81"/>
          <table:table-cell table:style-name="ce117" table:number-columns-repeated="247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5"/>
          <table:table-cell table:style-name="ce109" table:number-columns-repeated="2"/>
          <table:table-cell table:style-name="ce114"/>
          <table:table-cell table:style-name="ce81" table:number-columns-repeated="248"/>
          <table:table-cell/>
        </table:table-row>
        <table:table-row table:style-name="ro1" table:number-rows-repeated="2">
          <table:table-cell table:style-name="ce79"/>
          <table:table-cell table:style-name="ce92"/>
          <table:table-cell table:style-name="ce100" table:number-columns-repeated="2"/>
          <table:table-cell table:style-name="ce105"/>
          <table:table-cell table:style-name="ce106" table:number-columns-repeated="2"/>
          <table:table-cell table:style-name="ce114"/>
          <table:table-cell table:style-name="ce81" table:number-columns-repeated="248"/>
          <table:table-cell/>
        </table:table-row>
        <table:table-row table:style-name="ro1">
          <table:table-cell table:style-name="ce79"/>
          <table:table-cell table:style-name="ce93"/>
          <table:table-cell table:style-name="ce101" table:number-columns-repeated="2"/>
          <table:table-cell table:style-name="ce107"/>
          <table:table-cell table:style-name="ce110" table:number-columns-repeated="2"/>
          <table:table-cell table:style-name="ce116"/>
          <table:table-cell table:style-name="ce81" table:number-columns-repeated="248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/>
          <table:table-cell table:number-columns-repeated="8"/>
          <table:table-cell table:style-name="ce81" table:number-columns-repeated="247"/>
          <table:table-cell/>
        </table:table-row>
        <table:table-row table:style-name="ro1" table:number-rows-repeated="3">
          <table:table-cell table:style-name="ce81" table:number-columns-repeated="256"/>
          <table:table-cell/>
        </table:table-row>
        <table:table-row table:style-name="ro1" table:number-rows-repeated="9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 table:number-rows-repeated="10">
          <table:table-cell table:style-name="ce81" table:number-columns-repeated="256"/>
          <table:table-cell/>
        </table:table-row>
        <table:table-row table:style-name="ro1" table:number-rows-repeated="1048524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Check_List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7">
          <table:table-cell table:style-name="ce37" office:value-type="string" table:number-columns-spanned="6" table:number-rows-spanned="1">
            <text:p>Check List</text:p>
            <text:p/>
            <text:p><text:span text:style-name="T1">Based on Product build version: </text:span>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43" table:number-columns-repeated="250"/>
        </table:table-row>
        <table:table-row table:style-name="ro8">
          <table:table-cell table:style-name="ce38" office:value-type="string">
            <text:p>Id</text:p>
          </table:table-cell>
          <table:table-cell table:style-name="ce44" office:value-type="string">
            <text:p>Main cases</text:p>
          </table:table-cell>
          <table:table-cell table:style-name="ce44" office:value-type="string">
            <text:p>Priority</text:p>
          </table:table-cell>
          <table:table-cell table:style-name="ce44" office:value-type="string">
            <text:p>Selenium</text:p>
          </table:table-cell>
          <table:table-cell table:style-name="ce65" office:value-type="string" table:number-columns-spanned="2" table:number-rows-spanned="1">
            <text:p>Table of record</text:p>
          </table:table-cell>
          <table:covered-table-cell table:style-name="ce43"/>
          <table:table-cell table:style-name="ce43" table:number-columns-repeated="250"/>
        </table:table-row>
        <table:table-row table:style-name="ro1">
          <table:table-cell table:style-name="ce39" table:number-columns-repeated="4"/>
          <table:table-cell table:style-name="ce66" office:value-type="string">
            <text:p>Total of High</text:p>
          </table:table-cell>
          <table:table-cell table:style-name="ce68" table:formula="of:=SUMPRODUCT(([.C4:.C540]=&quot;High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9">
          <table:table-cell table:style-name="ce40" office:value-type="string">
            <text:p>SMOKE_ECMS_01</text:p>
          </table:table-cell>
          <table:table-cell table:style-name="ce45" office:value-type="string">
            <text:p>Basic functions on WCM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6" office:value-type="string">
            <text:p>Total of Medium</text:p>
          </table:table-cell>
          <table:table-cell table:style-name="ce66" table:formula="of:=SUMPRODUCT(([.C4:.C540]=&quot;Medium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1">
          <table:table-cell table:style-name="ce41" office:value-type="string">
            <text:p>SMOKE_ECMS_02</text:p>
          </table:table-cell>
          <table:table-cell table:style-name="ce46" office:value-type="string">
            <text:p>Basic functions on Site Explorer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6" office:value-type="string">
            <text:p>Total of Low</text:p>
          </table:table-cell>
          <table:table-cell table:style-name="ce68" table:formula="of:=SUMPRODUCT(([.C4:.C540]=&quot;Low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1">
          <table:table-cell table:style-name="ce41" office:value-type="string">
            <text:p>SMOKE_ECMS_03</text:p>
          </table:table-cell>
          <table:table-cell table:style-name="ce46" office:value-type="string">
            <text:p>Basic functions on Site Administration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7"/>
          <table:table-cell table:style-name="ce43" table:number-columns-repeated="251"/>
        </table:table-row>
        <table:table-row table:style-name="ro1">
          <table:table-cell table:style-name="ce41" office:value-type="string">
            <text:p>SMOKE_ECMS_04</text:p>
          </table:table-cell>
          <table:table-cell table:style-name="ce46" office:value-type="string">
            <text:p>Basic functions on Workflow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5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56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number-columns-repeated="247" table:default-cell-style-name="Default"/>
        <table:table-row table:style-name="ro1">
          <table:table-cell table:style-name="ce131"/>
          <table:table-cell table:style-name="ce136" office:value-type="string">
            <text:p>TEST CASES</text:p>
          </table:table-cell>
          <table:table-cell table:style-name="ce136"/>
          <table:table-cell table:style-name="ce137" table:number-columns-repeated="2"/>
          <table:table-cell table:style-name="ce131"/>
          <table:table-cell table:style-name="ce151"/>
          <table:table-cell table:style-name="ce137" table:number-columns-repeated="2"/>
          <table:table-cell table:style-name="ce174" table:number-columns-repeated="219"/>
          <table:table-cell table:style-name="ce151" table:number-columns-repeated="18"/>
          <table:table-cell table:style-name="ce131" table:number-columns-repeated="9"/>
        </table:table-row>
        <table:table-row table:style-name="ro1">
          <table:table-cell table:style-name="ce131"/>
          <table:table-cell table:style-name="ce137" table:number-columns-repeated="4"/>
          <table:table-cell table:style-name="ce131"/>
          <table:table-cell table:style-name="ce151"/>
          <table:table-cell table:style-name="ce137" table:number-columns-repeated="2"/>
          <table:table-cell table:style-name="ce175" office:value-type="string">
            <text:p>Passed</text:p>
          </table:table-cell>
          <table:table-cell table:style-name="ce175" table:formula="of:=COUNTIF([.K$7:.K$1018];[.$J2])" office:value-type="float" office:value="18">
            <text:p>18</text:p>
          </table:table-cell>
          <table:table-cell table:style-name="ce175" table:formula="of:=COUNTIF([.L$7:.L$1018];[.$J2])" office:value-type="float" office:value="18">
            <text:p>18</text:p>
          </table:table-cell>
          <table:table-cell table:style-name="ce175" table:formula="of:=COUNTIF([.M$7:.M$1018];[.$J2])" office:value-type="float" office:value="0">
            <text:p>0</text:p>
          </table:table-cell>
          <table:table-cell table:style-name="ce175" table:formula="of:=COUNTIF([.N$7:.N$1018];[.$J2])" office:value-type="float" office:value="0">
            <text:p>0</text:p>
          </table:table-cell>
          <table:table-cell table:style-name="ce174" table:number-columns-repeated="214"/>
          <table:table-cell table:style-name="ce151" table:number-columns-repeated="18"/>
          <table:table-cell table:style-name="ce131" table:number-columns-repeated="9"/>
        </table:table-row>
        <table:table-row table:style-name="ro1">
          <table:table-cell table:style-name="ce131"/>
          <table:table-cell table:style-name="ce138" office:value-type="string">
            <text:p>Functions List<text:span text:style-name="T2">:</text:span></text:p>
          </table:table-cell>
          <table:table-cell table:style-name="ce144" table:number-columns-spanned="3" table:number-rows-spanned="1"/>
          <table:covered-table-cell table:style-name="ce150"/>
          <table:covered-table-cell table:style-name="ce145"/>
          <table:table-cell table:style-name="ce131"/>
          <table:table-cell table:style-name="ce151"/>
          <table:table-cell table:style-name="ce168"/>
          <table:table-cell table:style-name="ce172"/>
          <table:table-cell table:style-name="ce175" office:value-type="string">
            <text:p>Failed</text:p>
          </table:table-cell>
          <table:table-cell table:style-name="ce175" table:formula="of:=COUNTIF([.K$7:.K$1018];[.$J3])" office:value-type="float" office:value="0">
            <text:p>0</text:p>
          </table:table-cell>
          <table:table-cell table:style-name="ce175" table:formula="of:=COUNTIF([.L$7:.L$1018];[.$J3])" office:value-type="float" office:value="0">
            <text:p>0</text:p>
          </table:table-cell>
          <table:table-cell table:style-name="ce175" table:formula="of:=COUNTIF([.M$7:.M$1018];[.$J3])" office:value-type="float" office:value="0">
            <text:p>0</text:p>
          </table:table-cell>
          <table:table-cell table:style-name="ce175" table:formula="of:=COUNTIF([.N$7:.N$1018];[.$J3])" office:value-type="float" office:value="0">
            <text:p>0</text:p>
          </table:table-cell>
          <table:table-cell table:style-name="ce174" table:number-columns-repeated="214"/>
          <table:table-cell table:style-name="ce151" table:number-columns-repeated="18"/>
          <table:table-cell table:style-name="ce131" table:number-columns-repeated="9"/>
        </table:table-row>
        <table:table-row table:style-name="ro9">
          <table:table-cell table:style-name="ce131"/>
          <table:table-cell table:style-name="ce138" office:value-type="string">
            <text:p>Total Main Cases:</text:p>
          </table:table-cell>
          <table:table-cell table:style-name="ce145" table:formula="of:=MAX([.A7:.A1004])" office:value-type="float" office:value="4" table:number-columns-spanned="3" table:number-rows-spanned="1">
            <text:p>4</text:p>
          </table:table-cell>
          <table:covered-table-cell table:number-columns-repeated="2" table:style-name="ce151"/>
          <table:table-cell table:style-name="ce131"/>
          <table:table-cell table:style-name="ce151"/>
          <table:table-cell table:style-name="ce168"/>
          <table:table-cell table:style-name="ce173"/>
          <table:table-cell table:style-name="ce175" office:value-type="string">
            <text:p>Blocked</text:p>
          </table:table-cell>
          <table:table-cell table:style-name="ce175" table:formula="of:=COUNTIF([.K$7:.K$1018];[.$J4])" office:value-type="float" office:value="0">
            <text:p>0</text:p>
          </table:table-cell>
          <table:table-cell table:style-name="ce175" table:formula="of:=COUNTIF([.L$7:.L$1018];[.$J4])" office:value-type="float" office:value="0">
            <text:p>0</text:p>
          </table:table-cell>
          <table:table-cell table:style-name="ce175" table:formula="of:=COUNTIF([.M$7:.M$1018];[.$J4])" office:value-type="float" office:value="0">
            <text:p>0</text:p>
          </table:table-cell>
          <table:table-cell table:style-name="ce175" table:formula="of:=COUNTIF([.N$7:.N$1018];[.$J4])" office:value-type="float" office:value="0">
            <text:p>0</text:p>
          </table:table-cell>
          <table:table-cell table:style-name="ce174" table:number-columns-repeated="214"/>
          <table:table-cell table:style-name="ce151" table:number-columns-repeated="18"/>
          <table:table-cell table:style-name="ce131" table:number-columns-repeated="9"/>
        </table:table-row>
        <table:table-row table:style-name="ro1">
          <table:table-cell table:style-name="ce132"/>
          <table:table-cell table:style-name="ce139"/>
          <table:table-cell table:style-name="ce132" table:number-columns-repeated="7"/>
          <table:table-cell table:style-name="ce176" office:value-type="string">
            <text:p>Untested</text:p>
          </table:table-cell>
          <table:table-cell table:style-name="ce175" table:formula="of:=COUNTIF([.K$7:.K$1018];[.$J5])" office:value-type="float" office:value="0">
            <text:p>0</text:p>
          </table:table-cell>
          <table:table-cell table:style-name="ce175" table:formula="of:=COUNTIF([.L$7:.L$1018];[.$J5])" office:value-type="float" office:value="0">
            <text:p>0</text:p>
          </table:table-cell>
          <table:table-cell table:style-name="ce175" table:formula="of:=COUNTIF([.M$7:.M$1018];[.$J5])" office:value-type="float" office:value="0">
            <text:p>0</text:p>
          </table:table-cell>
          <table:table-cell table:style-name="ce175" table:formula="of:=COUNTIF([.N$7:.N$1018];[.$J5])" office:value-type="float" office:value="0">
            <text:p>0</text:p>
          </table:table-cell>
          <table:table-cell table:style-name="ce132" table:number-columns-repeated="232"/>
          <table:table-cell table:style-name="ce131" table:number-columns-repeated="9"/>
        </table:table-row>
        <table:table-row table:style-name="ro9">
          <table:table-cell table:style-name="ce133" office:value-type="string">
            <text:p>Case No</text:p>
          </table:table-cell>
          <table:table-cell table:style-name="ce140" office:value-type="string">
            <text:p>Related function</text:p>
          </table:table-cell>
          <table:table-cell table:style-name="ce140" office:value-type="string">
            <text:p>Case ID</text:p>
          </table:table-cell>
          <table:table-cell table:style-name="ce140" office:value-type="string">
            <text:p>Path</text:p>
          </table:table-cell>
          <table:table-cell table:style-name="ce156" office:value-type="string">
            <text:p>Case Description</text:p>
          </table:table-cell>
          <table:table-cell table:style-name="ce140" office:value-type="string">
            <text:p>Step Description</text:p>
          </table:table-cell>
          <table:table-cell table:style-name="ce140" office:value-type="string">
            <text:p>Steps to produce</text:p>
          </table:table-cell>
          <table:table-cell table:style-name="ce140" office:value-type="string">
            <text:p>Expected Output</text:p>
          </table:table-cell>
          <table:table-cell table:style-name="ce140" office:value-type="string">
            <text:p>Priority</text:p>
          </table:table-cell>
          <table:table-cell table:style-name="ce140" office:value-type="string">
            <text:p>Tester</text:p>
          </table:table-cell>
          <table:table-cell table:style-name="ce140" office:value-type="string">
            <text:p>IE7</text:p>
          </table:table-cell>
          <table:table-cell table:style-name="ce140" office:value-type="string">
            <text:p>FireFox3.5</text:p>
          </table:table-cell>
          <table:table-cell table:style-name="ce140" office:value-type="string">
            <text:p>Comment/Bug</text:p>
          </table:table-cell>
          <table:table-cell table:style-name="ce140"/>
          <table:table-cell table:style-name="ce177" table:number-columns-repeated="215"/>
          <table:table-cell table:style-name="ce151" table:number-columns-repeated="17"/>
          <table:table-cell table:style-name="ce131" table:number-columns-repeated="9"/>
        </table:table-row>
        <table:table-row table:style-name="ro23">
          <table:table-cell table:style-name="ce134" office:value-type="float" office:value="1">
            <text:p>001</text:p>
          </table:table-cell>
          <table:table-cell table:style-name="ce141" office:value-type="string">
            <text:p>SMOKE_ECMS_01</text:p>
          </table:table-cell>
          <table:table-cell table:style-name="ce146" office:value-type="float" office:value="1">
            <text:p>001</text:p>
          </table:table-cell>
          <table:table-cell table:style-name="ce152" office:value-type="string">
            <text:p>Smoke/ecms/wcm</text:p>
          </table:table-cell>
          <table:table-cell table:style-name="ce157" office:value-type="string">
            <text:p>Basic functions on WCM</text:p>
          </table:table-cell>
          <table:table-cell table:style-name="ce160" office:value-type="string">
            <text:p>Step 1: Login</text:p>
          </table:table-cell>
          <table:table-cell table:style-name="ce158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</text:span><text:span text:style-name="T3">User name &amp; </text:span><text:span text:style-name="T3">Password of </text:span><text:span text:style-name="T3">an admin</text:span></text:p>
            <text:p><text:span text:style-name="T3">- Click </text:span><text:span text:style-name="T4">Sign </text:span><text:span text:style-name="T4">In</text:span></text:p>
          </table:table-cell>
          <table:table-cell table:style-name="ce160" office:value-type="string">
            <text:p>User login successfully.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hai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78" table:number-columns-repeated="231"/>
          <table:table-cell table:style-name="ce183"/>
          <table:table-cell table:style-name="ce131" table:number-columns-repeated="9"/>
        </table:table-row>
        <table:table-row table:style-name="ro24">
          <table:table-cell table:style-name="ce13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2" office:value-type="string">
            <text:p>SMOKE_ECMS_01</text:p>
          </table:table-cell>
          <table:table-cell table:style-name="ce14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53" office:value-type="string">
            <text:p>Smoke/ecms/wcm</text:p>
          </table:table-cell>
          <table:table-cell table:style-name="ce158" office:value-type="string">
            <text:p>Basic functions on WCM</text:p>
          </table:table-cell>
          <table:table-cell table:style-name="ce161" office:value-type="string">
            <text:p>Step 2: Create new CLV page</text:p>
          </table:table-cell>
          <table:table-cell table:style-name="ce161" office:value-type="string">
            <text:p><text:span text:style-name="T5">- Select </text:span><text:span text:style-name="T6">Site </text:span><text:span text:style-name="T6">Editor → </text:span><text:span text:style-name="T6">Add new </text:span><text:span text:style-name="T6">page </text:span></text:p>
            <text:p><text:span text:style-name="T7">- Put title, </text:span><text:span text:style-name="T7">name for new </text:span><text:span text:style-name="T7">page</text:span></text:p>
            <text:p><text:span text:style-name="T7">- Drag and </text:span><text:span text:style-name="T7">drop 1 </text:span><text:span text:style-name="T7">Content Detail </text:span><text:span text:style-name="T7">portlet into </text:span><text:span text:style-name="T7">this page</text:span></text:p>
            <text:p><text:span text:style-name="T7">- Add content </text:span><text:span text:style-name="T7">for page</text:span></text:p>
            <text:p><text:span text:style-name="T7">- Save</text:span></text:p>
          </table:table-cell>
          <table:table-cell table:style-name="ce161" office:value-type="string">
            <text:p>New page is created successfully. Content of page is displayed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hai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79" table:number-columns-repeated="232"/>
          <table:table-cell table:style-name="ce131" table:number-columns-repeated="9"/>
        </table:table-row>
        <table:table-row table:style-name="ro24">
          <table:table-cell table:style-name="ce13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2" office:value-type="string">
            <text:p>SMOKE_ECMS_01</text:p>
          </table:table-cell>
          <table:table-cell table:style-name="ce14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53" office:value-type="string">
            <text:p>Smoke/ecms/wcm</text:p>
          </table:table-cell>
          <table:table-cell table:style-name="ce158" office:value-type="string">
            <text:p>Basic functions on WCM</text:p>
          </table:table-cell>
          <table:table-cell table:style-name="ce161" office:value-type="string">
            <text:p>Step 3: Create new CLV page</text:p>
          </table:table-cell>
          <table:table-cell table:style-name="ce161" office:value-type="string">
            <text:p><text:span text:style-name="T5">- Select </text:span><text:span text:style-name="T6">Site </text:span><text:span text:style-name="T6">Editor → <text:s/></text:span><text:span text:style-name="T6">Add new </text:span><text:span text:style-name="T6">page </text:span></text:p>
            <text:p><text:span text:style-name="T7">- Put title, </text:span><text:span text:style-name="T7">name for new </text:span><text:span text:style-name="T7">page</text:span></text:p>
            <text:p><text:span text:style-name="T7">- Drag and </text:span><text:span text:style-name="T7">drop 1 </text:span><text:span text:style-name="T7">Content List </text:span><text:span text:style-name="T7">portlet into </text:span><text:span text:style-name="T7">this page</text:span></text:p>
            <text:p><text:span text:style-name="T7">- Add content </text:span><text:span text:style-name="T7">for page</text:span></text:p>
            <text:p><text:span text:style-name="T7">- Save</text:span></text:p>
          </table:table-cell>
          <table:table-cell table:style-name="ce161" office:value-type="string">
            <text:p>New page is created successfully. Content of page is displayed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hai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79" table:number-columns-repeated="232"/>
          <table:table-cell table:style-name="ce131" table:number-columns-repeated="9"/>
        </table:table-row>
        <table:table-row table:style-name="ro9">
          <table:table-cell table:style-name="ce13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42" office:value-type="string">
            <text:p>SMOKE_ECMS_01</text:p>
          </table:table-cell>
          <table:table-cell table:style-name="ce146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53" office:value-type="string">
            <text:p>Smoke/ecms/wcm</text:p>
          </table:table-cell>
          <table:table-cell table:style-name="ce158" office:value-type="string">
            <text:p>Basic functions on WCM</text:p>
          </table:table-cell>
          <table:table-cell table:style-name="ce162" office:value-type="string">
            <text:p>Step 4: Log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hai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80" table:number-columns-repeated="241"/>
        </table:table-row>
        <table:table-row table:style-name="ro23">
          <table:table-cell table:style-name="ce134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43" office:value-type="string">
            <text:p>SMOKE_ECMS_02</text:p>
          </table:table-cell>
          <table:table-cell table:style-name="ce146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54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0" office:value-type="string">
            <text:p>Step 1: Login</text:p>
          </table:table-cell>
          <table:table-cell table:style-name="ce158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</text:span><text:span text:style-name="T3">User name &amp; </text:span><text:span text:style-name="T3">Password of </text:span><text:span text:style-name="T3">an admin</text:span></text:p>
            <text:p><text:span text:style-name="T3">- Click </text:span><text:span text:style-name="T4">Sign </text:span><text:span text:style-name="T4">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hai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81" table:number-columns-repeated="241"/>
        </table:table-row>
        <table:table-row table:style-name="ro24">
          <table:table-cell table:style-name="ce13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42" office:value-type="string">
            <text:p>SMOKE_ECMS_02</text:p>
          </table:table-cell>
          <table:table-cell table:style-name="ce146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53" office:value-type="string">
            <text:p>Smoke/ecms/se</text:p>
          </table:table-cell>
          <table:table-cell table:style-name="ce158" office:value-type="string">
            <text:p>Basic functions on Site Explorer</text:p>
          </table:table-cell>
          <table:table-cell table:style-name="ce162" office:value-type="string">
            <text:p>Step 2: Create document</text:p>
          </table:table-cell>
          <table:table-cell table:style-name="ce166" office:value-type="string">
            <text:p>- Go to <text:span text:style-name="T8">Content </text:span><text:span text:style-name="T8">Explorer</text:span></text:p>
            <text:p>- Select any drive</text:p>
            <text:p>- Click on <text:span text:style-name="T8">Add Content</text:span> icon in action bar</text:p>
            <text:p>- Select template: <text:span text:style-name="T8">Article</text:span></text:p>
            <text:p>- Fill values</text:p>
            <text:p>- Click on Save &amp; Close button</text:p>
          </table:table-cell>
          <table:table-cell table:style-name="ce166" office:value-type="string">
            <text:p>New Article document is created successfully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hai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81" table:number-columns-repeated="241"/>
        </table:table-row>
        <table:table-row table:style-name="ro23">
          <table:table-cell table:style-name="ce13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42" office:value-type="string">
            <text:p>SMOKE_ECMS_02</text:p>
          </table:table-cell>
          <table:table-cell table:style-name="ce146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53" office:value-type="string">
            <text:p>Smoke/ecms/se</text:p>
          </table:table-cell>
          <table:table-cell table:style-name="ce158" office:value-type="string">
            <text:p>Basic functions on Site Explorer</text:p>
          </table:table-cell>
          <table:table-cell table:style-name="ce162" office:value-type="string">
            <text:p>Step 3: Create web content</text:p>
          </table:table-cell>
          <table:table-cell table:style-name="ce166" office:value-type="string">
            <text:p>- Go to <text:span text:style-name="T8">Content </text:span><text:span text:style-name="T8">Explorer</text:span></text:p>
            <text:p>- Select any drive</text:p>
            <text:p>- Click on <text:span text:style-name="T8"><text:s/></text:span><text:span text:style-name="T8">Add Content</text:span> icon in action bar</text:p>
            <text:p>- Select template: <text:span text:style-name="T8">Free layout </text:span><text:span text:style-name="T8">web content</text:span></text:p>
            <text:p>- Fill values</text:p>
            <text:p><text:span text:style-name="T3">- Click on </text:span><text:span text:style-name="T3">Save &amp; Close </text:span><text:span text:style-name="T3">button</text:span></text:p>
          </table:table-cell>
          <table:table-cell table:style-name="ce167" office:value-type="string">
            <text:p>New web content is created successfully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hai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81" table:number-columns-repeated="241"/>
        </table:table-row>
        <table:table-row table:style-name="ro25">
          <table:table-cell table:style-name="ce13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42" office:value-type="string">
            <text:p>SMOKE_ECMS_02</text:p>
          </table:table-cell>
          <table:table-cell table:style-name="ce146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53" office:value-type="string">
            <text:p>Smoke/ecms/se</text:p>
          </table:table-cell>
          <table:table-cell table:style-name="ce158" office:value-type="string">
            <text:p>Basic functions on Site Explorer</text:p>
          </table:table-cell>
          <table:table-cell table:style-name="ce163" office:value-type="string">
            <text:p>Step 4: Edit document/web content</text:p>
          </table:table-cell>
          <table:table-cell table:style-name="ce167" office:value-type="string">
            <text:p>- Create 1 document/web content</text:p>
            <text:p>- Select this doc/web</text:p>
            <text:p>- Click on <text:span text:style-name="T8">Edit </text:span><text:span text:style-name="T8">Document</text:span> icon in action bar</text:p>
            <text:p>- Change values</text:p>
            <text:p>- <text:span text:style-name="T3">Click on </text:span><text:span text:style-name="T3">Save &amp; Close </text:span><text:span text:style-name="T3">button</text:span></text:p>
          </table:table-cell>
          <table:table-cell table:style-name="ce166" office:value-type="string">
            <text:p>Document/web content is changed successfully. New content is displayed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hai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81" table:number-columns-repeated="241"/>
        </table:table-row>
        <table:table-row table:style-name="ro26">
          <table:table-cell table:style-name="ce13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42" office:value-type="string">
            <text:p>SMOKE_ECMS_02</text:p>
          </table:table-cell>
          <table:table-cell table:style-name="ce146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53" office:value-type="string">
            <text:p>Smoke/ecms/se</text:p>
          </table:table-cell>
          <table:table-cell table:style-name="ce158" office:value-type="string">
            <text:p>Basic functions on Site Explorer</text:p>
          </table:table-cell>
          <table:table-cell table:style-name="ce162" office:value-type="string">
            <text:p>Step 5: Delete document/web content</text:p>
          </table:table-cell>
          <table:table-cell table:style-name="ce167" office:value-type="string">
            <text:p>- Create 1 document/web content</text:p>
            <text:p>- Right click on this document/web content and select <text:span text:style-name="T8">Delete</text:span></text:p>
            <text:p>- Click <text:span text:style-name="T8">OK</text:span> on confirm message</text:p>
          </table:table-cell>
          <table:table-cell table:style-name="ce169" office:value-type="string">
            <text:p>Document/web content is deleted.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hai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81" table:number-columns-repeated="241"/>
        </table:table-row>
        <table:table-row table:style-name="ro9">
          <table:table-cell table:style-name="ce13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42" office:value-type="string">
            <text:p>SMOKE_ECMS_02</text:p>
          </table:table-cell>
          <table:table-cell table:style-name="ce146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53" office:value-type="string">
            <text:p>Smoke/ecms/se</text:p>
          </table:table-cell>
          <table:table-cell table:style-name="ce158" office:value-type="string">
            <text:p>Basic functions on Site Explorer</text:p>
          </table:table-cell>
          <table:table-cell table:style-name="ce162" office:value-type="string">
            <text:p>Step 6: Log 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hai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81" table:number-columns-repeated="241"/>
        </table:table-row>
        <table:table-row table:style-name="ro23">
          <table:table-cell table:style-name="ce134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43" office:value-type="string">
            <text:p>SMOKE_ECMS_03</text:p>
          </table:table-cell>
          <table:table-cell table:style-name="ce146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53" office:value-type="string">
            <text:p>Smoke/ecms/admin</text:p>
          </table:table-cell>
          <table:table-cell table:style-name="ce159" office:value-type="string">
            <text:p>Basic functions on Site Administration</text:p>
          </table:table-cell>
          <table:table-cell table:style-name="ce160" office:value-type="string">
            <text:p>Step 1: Login</text:p>
          </table:table-cell>
          <table:table-cell table:style-name="ce158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</text:span><text:span text:style-name="T3">User name &amp; </text:span><text:span text:style-name="T3">Password of </text:span><text:span text:style-name="T3">an admin</text:span></text:p>
            <text:p><text:span text:style-name="T3">- Click </text:span><text:span text:style-name="T4">Sign </text:span><text:span text:style-name="T4">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hai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81" table:number-columns-repeated="241"/>
        </table:table-row>
        <table:table-row table:style-name="ro25">
          <table:table-cell table:style-name="ce13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42" office:value-type="string">
            <text:p>SMOKE_ECMS_03</text:p>
          </table:table-cell>
          <table:table-cell table:style-name="ce146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53" office:value-type="string">
            <text:p>Smoke/ecms/admin</text:p>
          </table:table-cell>
          <table:table-cell table:style-name="ce158" office:value-type="string">
            <text:p>Basic functions on Site Administration</text:p>
          </table:table-cell>
          <table:table-cell table:style-name="ce162" office:value-type="string">
            <text:p>Step 2: Create new template</text:p>
          </table:table-cell>
          <table:table-cell table:style-name="ce162" office:value-type="string">
            <text:p>- Go to <text:span text:style-name="T8">Content </text:span><text:span text:style-name="T8">Administrati</text:span><text:span text:style-name="T8">on → </text:span><text:span text:style-name="T8">Content </text:span><text:span text:style-name="T8">Presentation </text:span><text:span text:style-name="T8">→ <text:s/>Manage </text:span><text:span text:style-name="T8">Templates</text:span></text:p>
            <text:p>- Click on <text:span text:style-name="T8">Add</text:span> button</text:p>
            <text:p>- Fill values</text:p>
            <text:p>- Save</text:p>
          </table:table-cell>
          <table:table-cell table:style-name="ce162" office:value-type="string">
            <text:p>New template is created successfully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hai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81" table:number-columns-repeated="241"/>
        </table:table-row>
        <table:table-row table:style-name="ro25">
          <table:table-cell table:style-name="ce134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42" office:value-type="string">
            <text:p>SMOKE_ECMS_03</text:p>
          </table:table-cell>
          <table:table-cell table:style-name="ce146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53" office:value-type="string">
            <text:p>Smoke/ecms/admin</text:p>
          </table:table-cell>
          <table:table-cell table:style-name="ce158" office:value-type="string">
            <text:p>Basic functions on Site Administration</text:p>
          </table:table-cell>
          <table:table-cell table:style-name="ce162" office:value-type="string">
            <text:p>Step 3: Create new view</text:p>
          </table:table-cell>
          <table:table-cell table:style-name="ce162" office:value-type="string">
            <text:p>- Go to <text:span text:style-name="T8">Content </text:span><text:span text:style-name="T8">Administrati</text:span><text:span text:style-name="T8">on → </text:span><text:span text:style-name="T8">Content </text:span><text:span text:style-name="T8">Presentation </text:span><text:span text:style-name="T8">→ <text:s/>Manage </text:span><text:span text:style-name="T8">View</text:span></text:p>
            <text:p>- Click on <text:span text:style-name="T8">Add View</text:span> button</text:p>
            <text:p>- Fill values</text:p>
            <text:p>- Save</text:p>
          </table:table-cell>
          <table:table-cell table:style-name="ce162" office:value-type="string">
            <text:p>New view is created successfully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hai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81" table:number-columns-repeated="241"/>
        </table:table-row>
        <table:table-row table:style-name="ro25">
          <table:table-cell table:style-name="ce134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42" office:value-type="string">
            <text:p>SMOKE_ECMS_03</text:p>
          </table:table-cell>
          <table:table-cell table:style-name="ce146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53" office:value-type="string">
            <text:p>Smoke/ecms/admin</text:p>
          </table:table-cell>
          <table:table-cell table:style-name="ce158" office:value-type="string">
            <text:p>Basic functions on Site Administration</text:p>
          </table:table-cell>
          <table:table-cell table:style-name="ce162" office:value-type="string">
            <text:p>Step 4: Create new drive</text:p>
          </table:table-cell>
          <table:table-cell table:style-name="ce162" office:value-type="string">
            <text:p>- Go to <text:span text:style-name="T8">Content </text:span><text:span text:style-name="T8">Administrati</text:span><text:span text:style-name="T8">on → </text:span><text:span text:style-name="T8">Content </text:span><text:span text:style-name="T8">Presentation </text:span><text:span text:style-name="T8">→ <text:s/>Manage </text:span><text:span text:style-name="T8">Drives</text:span></text:p>
            <text:p>- Click on <text:span text:style-name="T8">Add Drive</text:span> button</text:p>
            <text:p>- Fill values</text:p>
            <text:p>- Save</text:p>
          </table:table-cell>
          <table:table-cell table:style-name="ce162" office:value-type="string">
            <text:p>New drive is created successfully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hai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80" table:number-columns-repeated="241"/>
        </table:table-row>
        <table:table-row table:style-name="ro9">
          <table:table-cell table:style-name="ce13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42" office:value-type="string">
            <text:p>SMOKE_ECMS_03</text:p>
          </table:table-cell>
          <table:table-cell table:style-name="ce146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53" office:value-type="string">
            <text:p>Smoke/ecms/admin</text:p>
          </table:table-cell>
          <table:table-cell table:style-name="ce158" office:value-type="string">
            <text:p>Basic functions on Site Administration</text:p>
          </table:table-cell>
          <table:table-cell table:style-name="ce162" office:value-type="string">
            <text:p>Step 5: Log 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hai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79" table:number-columns-repeated="232"/>
          <table:table-cell table:style-name="ce131" table:number-columns-repeated="9"/>
        </table:table-row>
        <table:table-row table:style-name="ro23">
          <table:table-cell table:style-name="ce134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004</text:p>
          </table:table-cell>
          <table:table-cell table:style-name="ce143" office:value-type="string">
            <text:p>SMOKE_ECMS_04</text:p>
          </table:table-cell>
          <table:table-cell table:style-name="ce146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54" office:value-type="string">
            <text:p>Smoke/ecms/wkf</text:p>
          </table:table-cell>
          <table:table-cell table:style-name="ce159" office:value-type="string">
            <text:p>Basic functions on Workflow</text:p>
          </table:table-cell>
          <table:table-cell table:style-name="ce160" office:value-type="string">
            <text:p>Step 1: Login</text:p>
          </table:table-cell>
          <table:table-cell table:style-name="ce158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</text:span><text:span text:style-name="T3">User name &amp; </text:span><text:span text:style-name="T3">Password of </text:span><text:span text:style-name="T3">an admin</text:span></text:p>
            <text:p><text:span text:style-name="T3">- Click </text:span><text:span text:style-name="T4">Sign </text:span><text:span text:style-name="T4">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hai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79" table:number-columns-repeated="232"/>
          <table:table-cell table:style-name="ce131" table:number-columns-repeated="9"/>
        </table:table-row>
        <table:table-row table:style-name="ro20">
          <table:table-cell table:style-name="ce134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42" office:value-type="string">
            <text:p>SMOKE_ECMS_04</text:p>
          </table:table-cell>
          <table:table-cell table:style-name="ce146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153" office:value-type="string">
            <text:p>Smoke/ecms/wkf</text:p>
          </table:table-cell>
          <table:table-cell table:style-name="ce158" office:value-type="string">
            <text:p>Basic functions on Workflow</text:p>
          </table:table-cell>
          <table:table-cell table:style-name="ce164" office:value-type="string">
            <text:p>Step 2: Create a request</text:p>
          </table:table-cell>
          <table:table-cell table:style-name="ce164" office:value-type="string">
            <text:p>- Go to <text:span text:style-name="T8">Business </text:span><text:span text:style-name="T8">Process </text:span><text:span text:style-name="T8">Controller → </text:span></text:p>
            <text:p><text:span text:style-name="T8">BP Definition </text:span><text:span text:style-name="T8">Controller</text:span></text:p>
            <text:p>- Create a request</text:p>
            <text:p>- Approve this request</text:p>
          </table:table-cell>
          <table:table-cell table:style-name="ce164" office:value-type="string">
            <text:p>Request is approved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hai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79" table:number-columns-repeated="232"/>
          <table:table-cell table:style-name="ce131" table:number-columns-repeated="9"/>
        </table:table-row>
        <table:table-row table:style-name="ro9">
          <table:table-cell table:style-name="ce134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42" office:value-type="string">
            <text:p>SMOKE_ECMS_04</text:p>
          </table:table-cell>
          <table:table-cell table:style-name="ce146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53" office:value-type="string">
            <text:p>Smoke/ecms/wkf</text:p>
          </table:table-cell>
          <table:table-cell table:style-name="ce158" office:value-type="string">
            <text:p>Basic functions on Workflow</text:p>
          </table:table-cell>
          <table:table-cell table:style-name="ce164" office:value-type="string">
            <text:p>Step 3: Log 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hai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79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3"/>
          <table:table-cell table:style-name="ce152"/>
          <table:table-cell table:style-name="ce164" table:number-columns-repeated="3"/>
          <table:table-cell table:style-name="ce160" table:number-columns-repeated="6"/>
          <table:table-cell table:style-name="ce179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3"/>
          <table:table-cell table:style-name="ce152"/>
          <table:table-cell table:style-name="ce164" table:number-columns-repeated="3"/>
          <table:table-cell table:style-name="ce160" table:number-columns-repeated="6"/>
          <table:table-cell table:style-name="ce18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3"/>
          <table:table-cell table:style-name="ce152"/>
          <table:table-cell table:style-name="ce164" table:number-columns-repeated="2"/>
          <table:table-cell table:style-name="ce170"/>
          <table:table-cell table:style-name="ce160" table:number-columns-repeated="6"/>
          <table:table-cell table:style-name="ce18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3"/>
          <table:table-cell table:style-name="ce152"/>
          <table:table-cell table:style-name="ce164" table:number-columns-repeated="3"/>
          <table:table-cell table:style-name="ce160" table:number-columns-repeated="6"/>
          <table:table-cell table:style-name="ce18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2" table:number-columns-repeated="2"/>
          <table:table-cell table:style-name="ce164" table:number-columns-repeated="3"/>
          <table:table-cell table:style-name="ce160" table:number-columns-repeated="6"/>
          <table:table-cell table:style-name="ce18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141"/>
          <table:table-cell table:style-name="ce149"/>
          <table:table-cell table:style-name="ce152" table:number-columns-repeated="2"/>
          <table:table-cell table:style-name="ce164" table:number-columns-repeated="2"/>
          <table:table-cell table:style-name="ce170"/>
          <table:table-cell table:style-name="ce160" table:number-columns-repeated="6"/>
          <table:table-cell table:style-name="ce182" table:number-columns-repeated="232"/>
          <table:table-cell table:style-name="ce131" table:number-columns-repeated="9"/>
        </table:table-row>
        <table:table-row table:style-name="ro1" table:number-rows-repeated="3">
          <table:table-cell table:style-name="ce135"/>
          <table:table-cell table:style-name="ce141"/>
          <table:table-cell table:style-name="ce148"/>
          <table:table-cell table:style-name="ce152" table:number-columns-repeated="2"/>
          <table:table-cell table:style-name="ce164" table:number-columns-repeated="3"/>
          <table:table-cell table:style-name="ce160" table:number-columns-repeated="6"/>
          <table:table-cell table:style-name="ce18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2" table:number-columns-repeated="2"/>
          <table:table-cell table:style-name="ce164" table:number-columns-repeated="2"/>
          <table:table-cell table:style-name="ce170"/>
          <table:table-cell table:style-name="ce160" table:number-columns-repeated="6"/>
          <table:table-cell table:style-name="ce182" table:number-columns-repeated="232"/>
          <table:table-cell table:style-name="ce131" table:number-columns-repeated="9"/>
        </table:table-row>
        <table:table-row table:style-name="ro1" table:number-rows-repeated="4">
          <table:table-cell table:style-name="ce135"/>
          <table:table-cell table:style-name="ce141"/>
          <table:table-cell table:style-name="ce148"/>
          <table:table-cell table:style-name="ce152" table:number-columns-repeated="2"/>
          <table:table-cell table:style-name="ce164" table:number-columns-repeated="3"/>
          <table:table-cell table:style-name="ce160" table:number-columns-repeated="6"/>
          <table:table-cell table:style-name="ce18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141"/>
          <table:table-cell table:style-name="ce149"/>
          <table:table-cell table:style-name="ce152" table:number-columns-repeated="2"/>
          <table:table-cell table:style-name="ce164" table:number-columns-repeated="2"/>
          <table:table-cell table:style-name="ce170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2" table:number-columns-repeated="2"/>
          <table:table-cell table:style-name="ce164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141"/>
          <table:table-cell table:style-name="ce149"/>
          <table:table-cell table:style-name="ce152" table:number-columns-repeated="2"/>
          <table:table-cell table:style-name="ce164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2" table:number-columns-repeated="2"/>
          <table:table-cell table:style-name="ce164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141"/>
          <table:table-cell table:style-name="ce149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2"/>
          <table:table-cell table:style-name="ce161" table:number-columns-repeated="2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" table:number-rows-repeated="5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60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60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60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5"/>
          <table:table-cell table:style-name="ce164" table:number-columns-repeated="2"/>
          <table:table-cell table:style-name="ce161"/>
          <table:table-cell table:style-name="ce160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60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 table:number-rows-repeated="2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60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60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/>
          <table:table-cell table:style-name="ce164" table:number-columns-repeated="2"/>
          <table:table-cell table:style-name="ce161"/>
          <table:table-cell table:style-name="ce160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60" table:number-columns-repeated="5"/>
          <table:table-cell table:style-name="ce131" table:number-columns-repeated="241"/>
        </table:table-row>
        <table:table-row table:style-name="ro1" table:number-rows-repeated="2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60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60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/>
          <table:table-cell table:style-name="ce164" table:number-columns-repeated="2"/>
          <table:table-cell table:style-name="ce161"/>
          <table:table-cell table:style-name="ce160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60" table:number-columns-repeated="5"/>
          <table:table-cell table:style-name="ce131" table:number-columns-repeated="241"/>
        </table:table-row>
        <table:table-row table:style-name="ro1" table:number-rows-repeated="2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60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60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/>
          <table:table-cell table:style-name="ce164" table:number-columns-repeated="2"/>
          <table:table-cell table:style-name="ce161"/>
          <table:table-cell table:style-name="ce160" table:number-columns-repeated="5"/>
          <table:table-cell table:style-name="ce131" table:number-columns-repeated="241"/>
        </table:table-row>
        <table:table-row table:style-name="ro1" table:number-rows-repeated="3">
          <table:table-cell table:style-name="ce131" table:number-columns-repeated="8"/>
          <table:table-cell/>
          <table:table-cell table:style-name="ce131" table:number-columns-repeated="246"/>
        </table:table-row>
        <table:table-row table:style-name="ro1" table:number-rows-repeated="10">
          <table:table-cell table:style-name="ce131" table:number-columns-repeated="255"/>
        </table:table-row>
        <table:table-row table:style-name="ro1" table:number-rows-repeated="1048468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row table:style-name="ro17">
          <table:table-cell table:style-name="ce65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120"/>
          <table:covered-table-cell table:style-name="ce120"/>
          <table:covered-table-cell table:style-name="ce120"/>
          <table:table-cell table:style-name="ce65" office:value-type="string" table:number-columns-spanned="1" table:number-rows-spanned="3">
            <text:p>Total cases</text:p>
          </table:table-cell>
          <table:table-cell table:number-columns-repeated="244"/>
        </table:table-row>
        <table:table-row table:style-name="ro17">
          <table:covered-table-cell table:style-name="ce118"/>
          <table:covered-table-cell table:style-name="ce120"/>
          <table:covered-table-cell table:style-name="ce120"/>
          <table:covered-table-cell table:style-name="ce120"/>
          <table:covered-table-cell table:style-name="ce121"/>
          <table:table-cell table:number-columns-repeated="244"/>
        </table:table-row>
        <table:table-row table:style-name="ro18">
          <table:table-cell table:style-name="ce65" office:value-type="string">
            <text:p>Id</text:p>
          </table:table-cell>
          <table:table-cell table:style-name="ce121" office:value-type="string">
            <text:p>Functional Group</text:p>
          </table:table-cell>
          <table:table-cell table:style-name="ce121" office:value-type="string">
            <text:p>Functionality</text:p>
          </table:table-cell>
          <table:table-cell table:style-name="ce121" office:value-type="string">
            <text:p>Functionality summary</text:p>
          </table:table-cell>
          <table:covered-table-cell table:style-name="ce125"/>
          <table:table-cell table:number-columns-repeated="244"/>
        </table:table-row>
        <table:table-row table:style-name="ro9">
          <table:table-cell table:style-name="ce40" office:value-type="string">
            <text:p>SMOKE_ECMS_01</text:p>
          </table:table-cell>
          <table:table-cell table:style-name="ce122" office:value-type="string">
            <text:p>ECMS</text:p>
          </table:table-cell>
          <table:table-cell table:style-name="ce88" office:value-type="string">
            <text:p>wcm</text:p>
          </table:table-cell>
          <table:table-cell table:style-name="ce45" office:value-type="string">
            <text:p>Basic functions on wcm</text:p>
          </table:table-cell>
          <table:table-cell table:style-name="ce126" table:formula="of:=SUMPRODUCT(([Data.B$5:Data.B$1041]=[.$A4])*([Data.A$5:Data.A$1041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9">
          <table:table-cell table:style-name="ce40" office:value-type="string">
            <text:p>SMOKE_ECMS_02</text:p>
          </table:table-cell>
          <table:table-cell table:style-name="ce122" office:value-type="string">
            <text:p>ECMS</text:p>
          </table:table-cell>
          <table:table-cell table:style-name="ce88" office:value-type="string">
            <text:p>se</text:p>
          </table:table-cell>
          <table:table-cell table:style-name="ce45" office:value-type="string">
            <text:p>Basic functions on Site Explorer</text:p>
          </table:table-cell>
          <table:table-cell table:style-name="ce126" table:formula="of:=SUMPRODUCT(([Data.B$5:Data.B$1041]=[.$A5])*([Data.A$5:Data.A$1041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9">
          <table:table-cell table:style-name="ce40" office:value-type="string">
            <text:p>SMOKE_ECMS_03</text:p>
          </table:table-cell>
          <table:table-cell table:style-name="ce122" office:value-type="string">
            <text:p>ECMS</text:p>
          </table:table-cell>
          <table:table-cell table:style-name="ce88" office:value-type="string">
            <text:p>adm</text:p>
          </table:table-cell>
          <table:table-cell table:style-name="ce45" office:value-type="string">
            <text:p>Basic functions on Site Administration</text:p>
          </table:table-cell>
          <table:table-cell table:style-name="ce126" table:formula="of:=SUMPRODUCT(([Data.B$5:Data.B$1041]=[.$A6])*([Data.A$5:Data.A$1041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9">
          <table:table-cell table:style-name="ce40" office:value-type="string">
            <text:p>SMOKE_ECMS_04</text:p>
          </table:table-cell>
          <table:table-cell table:style-name="ce122" office:value-type="string">
            <text:p>ECMS</text:p>
          </table:table-cell>
          <table:table-cell table:style-name="ce88" office:value-type="string">
            <text:p>wkf</text:p>
          </table:table-cell>
          <table:table-cell table:style-name="ce45" office:value-type="string">
            <text:p>Basic functions on Workflow</text:p>
          </table:table-cell>
          <table:table-cell table:style-name="ce126" table:formula="of:=SUMPRODUCT(([Data.B$5:Data.B$1041]=[.$A7])*([Data.A$5:Data.A$1041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19">
          <table:table-cell table:style-name="ce119" office:value-type="string" table:number-columns-spanned="4" table:number-rows-spanned="1">
            <text:p>TOTAL</text:p>
          </table:table-cell>
          <table:covered-table-cell table:style-name="ce123"/>
          <table:covered-table-cell table:style-name="ce124"/>
          <table:covered-table-cell table:style-name="ce124"/>
          <table:table-cell table:style-name="ce12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235">
      <number:month number:textual="true"/>
      <number:text>- </number:text>
      <number:day/>
      <number:text>- </number:text>
      <number:year/>
    </number:date-style>
    <number:date-style style:name="N236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7">05/07/2012</text:date>, <text:time>12:0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07T12:04:58</dc:date>
    <meta:print-date>2008-06-17T00:45:47</meta:print-date>
    <meta:editing-cycles>785</meta:editing-cycles>
    <meta:editing-duration>P12DT15H53M18S</meta:editing-duration>
    <dc:creator>exoplatform </dc:creator>
    <meta:document-statistic meta:table-count="4" meta:cell-count="330" meta:object-count="1"/>
    <meta:user-defined meta:name="Info 1"/>
    <meta:user-defined meta:name="Info 2"/>
    <meta:user-defined meta:name="Info 3"/>
    <meta:user-defined meta:name="Info 4"/>
  </office:meta>
</office:document-meta>
</file>